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fo:font-size="16pt" fo:font-weight="bold" officeooo:rsid="00047b61" officeooo:paragraph-rsid="00047b61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6pt" fo:font-weight="bold" officeooo:rsid="000faa6c" officeooo:paragraph-rsid="000faa6c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officeooo:rsid="00047b61" officeooo:paragraph-rsid="00047b61" style:font-size-asian="15.75pt" style:font-weight-asian="bold" style:font-size-complex="18pt" style:font-weight-complex="bold"/>
    </style:style>
    <style:style style:name="P4" style:family="paragraph" style:parent-style-name="Text_20_body" style:list-style-name="L9">
      <style:paragraph-properties fo:text-align="start" style:justify-single-word="false"/>
      <style:text-properties fo:font-size="14pt" fo:font-weight="bold" officeooo:rsid="00047b61" officeooo:paragraph-rsid="00047b61" style:font-size-asian="12.25pt" style:font-weight-asian="bold" style:font-size-complex="14pt" style:font-weight-complex="bold"/>
    </style:style>
    <style:style style:name="P5" style:family="paragraph" style:parent-style-name="Text_20_body" style:list-style-name="L9">
      <style:paragraph-properties fo:text-align="start" style:justify-single-word="false"/>
      <style:text-properties fo:font-size="14pt" fo:font-weight="bold" officeooo:rsid="00047b61" officeooo:paragraph-rsid="0004f17a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47b61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4f17a" style:font-size-asian="12.25pt" style:font-weight-asian="bold" style:font-size-complex="14pt" style:font-weight-complex="bold"/>
    </style:style>
    <style:style style:name="P8" style:family="paragraph" style:parent-style-name="Text_20_body" style:list-style-name="L16">
      <style:paragraph-properties fo:text-align="start" style:justify-single-word="false"/>
      <style:text-properties fo:font-size="14pt" fo:font-weight="bold" officeooo:rsid="00047b61" officeooo:paragraph-rsid="00059d53" style:font-size-asian="12.25pt" style:font-weight-asian="bold" style:font-size-complex="14pt" style:font-weight-complex="bold"/>
    </style:style>
    <style:style style:name="P9" style:family="paragraph" style:parent-style-name="Text_20_body" style:list-style-name="L16">
      <style:paragraph-properties fo:text-align="start" style:justify-single-word="false"/>
      <style:text-properties fo:font-size="14pt" fo:font-weight="bold" officeooo:rsid="00047b61" officeooo:paragraph-rsid="0005bd89" style:font-size-asian="12.25pt" style:font-weight-asian="bold" style:font-size-complex="14pt" style:font-weight-complex="bold"/>
    </style:style>
    <style:style style:name="P10" style:family="paragraph" style:parent-style-name="Text_20_body" style:list-style-name="L16">
      <style:paragraph-properties fo:text-align="start" style:justify-single-word="false"/>
      <style:text-properties fo:font-size="14pt" fo:font-weight="bold" officeooo:rsid="00047b61" officeooo:paragraph-rsid="0007b68c" style:font-size-asian="12.25pt" style:font-weight-asian="bold" style:font-size-complex="14pt" style:font-weight-complex="bold"/>
    </style:style>
    <style:style style:name="P11" style:family="paragraph" style:parent-style-name="Text_20_body" style:list-style-name="L16">
      <style:paragraph-properties fo:text-align="start" style:justify-single-word="false"/>
      <style:text-properties fo:font-size="14pt" fo:font-weight="bold" officeooo:rsid="00047b61" officeooo:paragraph-rsid="000878a8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59d53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5bd89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878a8" style:font-size-asian="12.25pt" style:font-weight-asian="bold" style:font-size-complex="14pt" style:font-weight-complex="bold"/>
    </style:style>
    <style:style style:name="P15" style:family="paragraph" style:parent-style-name="Text_20_body" style:list-style-name="L22">
      <style:paragraph-properties fo:text-align="start" style:justify-single-word="false"/>
      <style:text-properties fo:font-size="14pt" fo:font-weight="bold" officeooo:rsid="00047b61" officeooo:paragraph-rsid="0008ad01" style:font-size-asian="12.25pt" style:font-weight-asian="bold" style:font-size-complex="14pt" style:font-weight-complex="bold"/>
    </style:style>
    <style:style style:name="P16" style:family="paragraph" style:parent-style-name="Text_20_body" style:list-style-name="L22">
      <style:paragraph-properties fo:text-align="start" style:justify-single-word="false"/>
      <style:text-properties fo:font-size="14pt" fo:font-weight="bold" officeooo:rsid="00047b61" officeooo:paragraph-rsid="00093eff" style:font-size-asian="12.25pt" style:font-weight-asian="bold" style:font-size-complex="14pt" style:font-weight-complex="bold"/>
    </style:style>
    <style:style style:name="P17" style:family="paragraph" style:parent-style-name="Text_20_body" style:list-style-name="L22">
      <style:paragraph-properties fo:text-align="start" style:justify-single-word="false"/>
      <style:text-properties fo:font-size="14pt" fo:font-weight="bold" officeooo:rsid="00047b61" officeooo:paragraph-rsid="000b31a4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8ad01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93eff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b31a4" style:font-size-asian="12.25pt" style:font-weight-asian="bold" style:font-size-complex="14pt" style:font-weight-complex="bold"/>
    </style:style>
    <style:style style:name="P21" style:family="paragraph" style:parent-style-name="Text_20_body" style:list-style-name="L29">
      <style:paragraph-properties fo:text-align="start" style:justify-single-word="false"/>
      <style:text-properties fo:font-size="14pt" fo:font-weight="bold" officeooo:rsid="00047b61" officeooo:paragraph-rsid="000bcd92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bcd92" style:font-size-asian="12.25pt" style:font-weight-asian="bold" style:font-size-complex="14pt" style:font-weight-complex="bold"/>
    </style:style>
    <style:style style:name="P23" style:family="paragraph" style:parent-style-name="Text_20_body" style:list-style-name="L34">
      <style:paragraph-properties fo:text-align="start" style:justify-single-word="false"/>
      <style:text-properties fo:font-size="14pt" fo:font-weight="bold" officeooo:rsid="00047b61" officeooo:paragraph-rsid="000bcd92" style:font-size-asian="12.25pt" style:font-weight-asian="bold" style:font-size-complex="14pt" style:font-weight-complex="bold"/>
    </style:style>
    <style:style style:name="P24" style:family="paragraph" style:parent-style-name="Text_20_body" style:list-style-name="L49">
      <style:paragraph-properties fo:text-align="start" style:justify-single-word="false"/>
      <style:text-properties fo:font-size="14pt" fo:font-weight="bold" officeooo:rsid="00047b61" officeooo:paragraph-rsid="000d4a8c" style:font-size-asian="12.25pt" style:font-weight-asian="bold" style:font-size-complex="14pt" style:font-weight-complex="bold"/>
    </style:style>
    <style:style style:name="P25" style:family="paragraph" style:parent-style-name="Text_20_body" style:list-style-name="L49">
      <style:paragraph-properties fo:text-align="start" style:justify-single-word="false"/>
      <style:text-properties fo:font-size="14pt" fo:font-weight="bold" officeooo:rsid="00047b61" officeooo:paragraph-rsid="000eaf63" style:font-size-asian="12.25pt" style:font-weight-asian="bold" style:font-size-complex="14pt" style:font-weight-complex="bold"/>
    </style:style>
    <style:style style:name="P26" style:family="paragraph" style:parent-style-name="Text_20_body" style:list-style-name="L49">
      <style:paragraph-properties fo:text-align="start" style:justify-single-word="false"/>
      <style:text-properties fo:font-size="14pt" fo:font-weight="bold" officeooo:rsid="00047b61" officeooo:paragraph-rsid="000f72cc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d4a8c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eaf63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f72cc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f92c9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weight="bold" officeooo:rsid="00047b61" officeooo:paragraph-rsid="000faa6c" style:font-size-asian="12.25pt" style:font-weight-asian="bold" style:font-size-complex="14pt" style:font-weight-complex="bold"/>
    </style:style>
    <style:style style:name="P32" style:family="paragraph" style:parent-style-name="Text_20_body" style:list-style-name="L9">
      <style:paragraph-properties fo:text-align="start" style:justify-single-word="false"/>
      <style:text-properties fo:font-size="14pt" fo:font-weight="bold" officeooo:rsid="0004f17a" officeooo:paragraph-rsid="0004f17a" style:font-size-asian="12.25pt" style:font-weight-asian="bold" style:font-size-complex="14pt" style:font-weight-complex="bold"/>
    </style:style>
    <style:style style:name="P33" style:family="paragraph" style:parent-style-name="Text_20_body" style:list-style-name="L16">
      <style:paragraph-properties fo:text-align="start" style:justify-single-word="false"/>
      <style:text-properties fo:font-size="14pt" fo:font-weight="bold" officeooo:rsid="00059d53" officeooo:paragraph-rsid="00059d53" style:font-size-asian="12.25pt" style:font-weight-asian="bold" style:font-size-complex="14pt" style:font-weight-complex="bold"/>
    </style:style>
    <style:style style:name="P34" style:family="paragraph" style:parent-style-name="Text_20_body" style:list-style-name="L16">
      <style:paragraph-properties fo:text-align="start" style:justify-single-word="false"/>
      <style:text-properties fo:font-size="14pt" fo:font-weight="bold" officeooo:rsid="00059d53" officeooo:paragraph-rsid="0005bd89" style:font-size-asian="12.25pt" style:font-weight-asian="bold" style:font-size-complex="14pt" style:font-weight-complex="bold"/>
    </style:style>
    <style:style style:name="P35" style:family="paragraph" style:parent-style-name="Text_20_body" style:list-style-name="L16">
      <style:paragraph-properties fo:text-align="start" style:justify-single-word="false"/>
      <style:text-properties fo:font-size="14pt" fo:font-weight="bold" officeooo:rsid="00059d53" officeooo:paragraph-rsid="0007b68c" style:font-size-asian="12.25pt" style:font-weight-asian="bold" style:font-size-complex="14pt" style:font-weight-complex="bold"/>
    </style:style>
    <style:style style:name="P36" style:family="paragraph" style:parent-style-name="Text_20_body" style:list-style-name="L22">
      <style:paragraph-properties fo:text-align="start" style:justify-single-word="false"/>
      <style:text-properties fo:font-size="14pt" fo:font-weight="bold" officeooo:rsid="00059d53" officeooo:paragraph-rsid="0008ad01" style:font-size-asian="12.25pt" style:font-weight-asian="bold" style:font-size-complex="14pt" style:font-weight-complex="bold"/>
    </style:style>
    <style:style style:name="P37" style:family="paragraph" style:parent-style-name="Text_20_body" style:list-style-name="L16">
      <style:paragraph-properties fo:text-align="start" style:justify-single-word="false"/>
      <style:text-properties fo:font-size="14pt" fo:font-weight="bold" officeooo:rsid="0005bd89" officeooo:paragraph-rsid="0005bd89" style:font-size-asian="12.25pt" style:font-weight-asian="bold" style:font-size-complex="14pt" style:font-weight-complex="bold"/>
    </style:style>
    <style:style style:name="P38" style:family="paragraph" style:parent-style-name="Text_20_body" style:list-style-name="L22">
      <style:paragraph-properties fo:text-align="start" style:justify-single-word="false"/>
      <style:text-properties fo:font-size="14pt" fo:font-weight="bold" officeooo:rsid="0008ad01" officeooo:paragraph-rsid="0008ad01" style:font-size-asian="12.25pt" style:font-weight-asian="bold" style:font-size-complex="14pt" style:font-weight-complex="bold"/>
    </style:style>
    <style:style style:name="P39" style:family="paragraph" style:parent-style-name="Text_20_body" style:list-style-name="L22">
      <style:paragraph-properties fo:text-align="start" style:justify-single-word="false"/>
      <style:text-properties fo:font-size="14pt" fo:font-weight="bold" officeooo:rsid="00093eff" officeooo:paragraph-rsid="00093eff" style:font-size-asian="12.25pt" style:font-weight-asian="bold" style:font-size-complex="14pt" style:font-weight-complex="bold"/>
    </style:style>
    <style:style style:name="P40" style:family="paragraph" style:parent-style-name="Text_20_body" style:list-style-name="L22">
      <style:paragraph-properties fo:text-align="start" style:justify-single-word="false"/>
      <style:text-properties fo:font-size="14pt" fo:font-weight="bold" officeooo:rsid="00093eff" officeooo:paragraph-rsid="000b31a4" style:font-size-asian="12.25pt" style:font-weight-asian="bold" style:font-size-complex="14pt" style:font-weight-complex="bold"/>
    </style:style>
    <style:style style:name="P41" style:family="paragraph" style:parent-style-name="Text_20_body" style:list-style-name="L29">
      <style:paragraph-properties fo:text-align="start" style:justify-single-word="false"/>
      <style:text-properties fo:font-size="14pt" fo:font-weight="bold" officeooo:rsid="00093eff" officeooo:paragraph-rsid="000bcd92" style:font-size-asian="12.25pt" style:font-weight-asian="bold" style:font-size-complex="14pt" style:font-weight-complex="bold"/>
    </style:style>
    <style:style style:name="P42" style:family="paragraph" style:parent-style-name="Text_20_body" style:list-style-name="L34">
      <style:paragraph-properties fo:text-align="start" style:justify-single-word="false"/>
      <style:text-properties fo:font-size="14pt" fo:font-weight="bold" officeooo:rsid="00093eff" officeooo:paragraph-rsid="000bcd92" style:font-size-asian="12.25pt" style:font-weight-asian="bold" style:font-size-complex="14pt" style:font-weight-complex="bold"/>
    </style:style>
    <style:style style:name="P43" style:family="paragraph" style:parent-style-name="Text_20_body" style:list-style-name="L49">
      <style:paragraph-properties fo:text-align="start" style:justify-single-word="false"/>
      <style:text-properties fo:font-size="14pt" fo:font-weight="bold" officeooo:rsid="00093eff" officeooo:paragraph-rsid="000d4a8c" style:font-size-asian="12.25pt" style:font-weight-asian="bold" style:font-size-complex="14pt" style:font-weight-complex="bold"/>
    </style:style>
    <style:style style:name="P44" style:family="paragraph" style:parent-style-name="Text_20_body" style:list-style-name="L49">
      <style:paragraph-properties fo:text-align="start" style:justify-single-word="false"/>
      <style:text-properties fo:font-size="14pt" fo:font-weight="bold" officeooo:rsid="00093eff" officeooo:paragraph-rsid="000eaf63" style:font-size-asian="12.25pt" style:font-weight-asian="bold" style:font-size-complex="14pt" style:font-weight-complex="bold"/>
    </style:style>
    <style:style style:name="P45" style:family="paragraph" style:parent-style-name="Text_20_body" style:list-style-name="L49">
      <style:paragraph-properties fo:text-align="start" style:justify-single-word="false"/>
      <style:text-properties fo:font-size="14pt" fo:font-weight="bold" officeooo:rsid="00093eff" officeooo:paragraph-rsid="000f72cc" style:font-size-asian="12.25pt" style:font-weight-asian="bold" style:font-size-complex="14pt" style:font-weight-complex="bold"/>
    </style:style>
    <style:style style:name="P46" style:family="paragraph" style:parent-style-name="Text_20_body" style:list-style-name="L29">
      <style:paragraph-properties fo:text-align="start" style:justify-single-word="false"/>
      <style:text-properties fo:font-size="14pt" fo:font-weight="bold" officeooo:rsid="000bcd92" officeooo:paragraph-rsid="000bcd92" style:font-size-asian="12.25pt" style:font-weight-asian="bold" style:font-size-complex="14pt" style:font-weight-complex="bold"/>
    </style:style>
    <style:style style:name="P47" style:family="paragraph" style:parent-style-name="Text_20_body" style:list-style-name="L34">
      <style:paragraph-properties fo:text-align="start" style:justify-single-word="false"/>
      <style:text-properties fo:font-size="14pt" fo:font-weight="bold" officeooo:rsid="000bcd92" officeooo:paragraph-rsid="000bcd92" style:font-size-asian="12.25pt" style:font-weight-asian="bold" style:font-size-complex="14pt" style:font-weight-complex="bold"/>
    </style:style>
    <style:style style:name="P48" style:family="paragraph" style:parent-style-name="Text_20_body" style:list-style-name="L49">
      <style:paragraph-properties fo:text-align="start" style:justify-single-word="false"/>
      <style:text-properties fo:font-size="14pt" fo:font-weight="bold" officeooo:rsid="000bcd92" officeooo:paragraph-rsid="000d4a8c" style:font-size-asian="12.25pt" style:font-weight-asian="bold" style:font-size-complex="14pt" style:font-weight-complex="bold"/>
    </style:style>
    <style:style style:name="P49" style:family="paragraph" style:parent-style-name="Text_20_body" style:list-style-name="L49">
      <style:paragraph-properties fo:text-align="start" style:justify-single-word="false"/>
      <style:text-properties fo:font-size="14pt" fo:font-weight="bold" officeooo:rsid="000bcd92" officeooo:paragraph-rsid="000eaf63" style:font-size-asian="12.25pt" style:font-weight-asian="bold" style:font-size-complex="14pt" style:font-weight-complex="bold"/>
    </style:style>
    <style:style style:name="P50" style:family="paragraph" style:parent-style-name="Text_20_body" style:list-style-name="L49">
      <style:paragraph-properties fo:text-align="start" style:justify-single-word="false"/>
      <style:text-properties fo:font-size="14pt" fo:font-weight="bold" officeooo:rsid="000bcd92" officeooo:paragraph-rsid="000f72cc" style:font-size-asian="12.25pt" style:font-weight-asian="bold" style:font-size-complex="14pt" style:font-weight-complex="bold"/>
    </style:style>
    <style:style style:name="P51" style:family="paragraph" style:parent-style-name="Text_20_body" style:list-style-name="L49">
      <style:paragraph-properties fo:text-align="start" style:justify-single-word="false"/>
      <style:text-properties fo:font-size="14pt" fo:font-weight="bold" officeooo:rsid="000d4a8c" officeooo:paragraph-rsid="000d4a8c" style:font-size-asian="12.25pt" style:font-weight-asian="bold" style:font-size-complex="14pt" style:font-weight-complex="bold"/>
    </style:style>
    <style:style style:name="P52" style:family="paragraph" style:parent-style-name="Text_20_body" style:list-style-name="L49">
      <style:paragraph-properties fo:text-align="start" style:justify-single-word="false"/>
      <style:text-properties fo:font-size="14pt" fo:font-weight="bold" officeooo:rsid="000d4a8c" officeooo:paragraph-rsid="000eaf63" style:font-size-asian="12.25pt" style:font-weight-asian="bold" style:font-size-complex="14pt" style:font-weight-complex="bold"/>
    </style:style>
    <style:style style:name="P53" style:family="paragraph" style:parent-style-name="Text_20_body" style:list-style-name="L49">
      <style:paragraph-properties fo:text-align="start" style:justify-single-word="false"/>
      <style:text-properties fo:font-size="14pt" fo:font-weight="bold" officeooo:rsid="000d4a8c" officeooo:paragraph-rsid="000f72cc" style:font-size-asian="12.25pt" style:font-weight-asian="bold" style:font-size-complex="14pt" style:font-weight-complex="bold"/>
    </style:style>
    <style:style style:name="P54" style:family="paragraph" style:parent-style-name="Text_20_body" style:list-style-name="L49">
      <style:paragraph-properties fo:text-align="start" style:justify-single-word="false"/>
      <style:text-properties fo:font-size="14pt" fo:font-weight="bold" officeooo:rsid="000eaf63" officeooo:paragraph-rsid="000eaf63" style:font-size-asian="12.25pt" style:font-weight-asian="bold" style:font-size-complex="14pt" style:font-weight-complex="bold"/>
    </style:style>
    <style:style style:name="P55" style:family="paragraph" style:parent-style-name="Text_20_body" style:list-style-name="L49">
      <style:paragraph-properties fo:text-align="start" style:justify-single-word="false"/>
      <style:text-properties fo:font-size="14pt" fo:font-weight="bold" officeooo:rsid="000f72cc" officeooo:paragraph-rsid="000f72cc" style:font-size-asian="12.25pt" style:font-weight-asian="bold" style:font-size-complex="14pt" style:font-weight-complex="bold"/>
    </style:style>
    <style:style style:name="P56" style:family="paragraph" style:parent-style-name="Text_20_body" style:list-style-name="L16">
      <style:paragraph-properties fo:text-align="start" style:justify-single-word="false"/>
      <style:text-properties fo:font-size="14pt" fo:font-weight="bold" officeooo:rsid="00047b61" officeooo:paragraph-rsid="00047b61" style:font-size-asian="14pt" style:font-weight-asian="bold" style:font-size-complex="14pt" style:font-weight-complex="bold"/>
    </style:style>
    <style:style style:name="P57" style:family="paragraph" style:parent-style-name="Text_20_body" style:list-style-name="L22">
      <style:paragraph-properties fo:text-align="start" style:justify-single-word="false"/>
      <style:text-properties fo:font-size="14pt" fo:font-weight="bold" officeooo:rsid="00047b61" officeooo:paragraph-rsid="00047b61" style:font-size-asian="14pt" style:font-weight-asian="bold" style:font-size-complex="14pt" style:font-weight-complex="bold"/>
    </style:style>
    <style:style style:name="P58" style:family="paragraph" style:parent-style-name="Text_20_body" style:list-style-name="L29">
      <style:paragraph-properties fo:text-align="start" style:justify-single-word="false"/>
      <style:text-properties fo:font-size="14pt" fo:font-weight="bold" officeooo:rsid="00047b61" officeooo:paragraph-rsid="00047b61" style:font-size-asian="14pt" style:font-weight-asian="bold" style:font-size-complex="14pt" style:font-weight-complex="bold"/>
    </style:style>
    <style:style style:name="P59" style:family="paragraph" style:parent-style-name="Text_20_body" style:list-style-name="L34">
      <style:paragraph-properties fo:text-align="start" style:justify-single-word="false"/>
      <style:text-properties fo:font-size="14pt" fo:font-weight="bold" officeooo:rsid="00047b61" officeooo:paragraph-rsid="00047b61" style:font-size-asian="14pt" style:font-weight-asian="bold" style:font-size-complex="14pt" style:font-weight-complex="bold"/>
    </style:style>
    <style:style style:name="P60" style:family="paragraph" style:parent-style-name="Text_20_body" style:list-style-name="L49">
      <style:paragraph-properties fo:text-align="start" style:justify-single-word="false"/>
      <style:text-properties fo:font-size="14pt" fo:font-weight="bold" officeooo:rsid="00047b61" officeooo:paragraph-rsid="00047b61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4pt" fo:font-weight="normal" officeooo:rsid="000faa6c" officeooo:paragraph-rsid="000faa6c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8pt" fo:font-weight="bold" officeooo:rsid="00047b61" officeooo:paragraph-rsid="00047b61" style:font-size-asian="15.75pt" style:font-weight-asian="bold" style:font-size-complex="18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047b61" officeooo:paragraph-rsid="00047b61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0fc90f" officeooo:paragraph-rsid="000fc90f" style:font-size-asian="12.25pt" style:font-weight-asian="normal" style:font-size-complex="14pt" style:font-weight-complex="normal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f17a" style:font-weight-asian="normal" style:font-weight-complex="normal"/>
    </style:style>
    <style:style style:name="T5" style:family="text">
      <style:text-properties fo:font-weight="normal" officeooo:rsid="00059d53" style:font-weight-asian="normal" style:font-weight-complex="normal"/>
    </style:style>
    <style:style style:name="T6" style:family="text">
      <style:text-properties fo:font-weight="normal" officeooo:rsid="0005bd89" style:font-weight-asian="normal" style:font-weight-complex="normal"/>
    </style:style>
    <style:style style:name="T7" style:family="text">
      <style:text-properties fo:font-weight="normal" officeooo:rsid="0007b68c" style:font-weight-asian="normal" style:font-weight-complex="normal"/>
    </style:style>
    <style:style style:name="T8" style:family="text">
      <style:text-properties fo:font-weight="normal" officeooo:rsid="000878a8" style:font-weight-asian="normal" style:font-weight-complex="normal"/>
    </style:style>
    <style:style style:name="T9" style:family="text">
      <style:text-properties fo:font-weight="normal" officeooo:rsid="0008ad01" style:font-weight-asian="normal" style:font-weight-complex="normal"/>
    </style:style>
    <style:style style:name="T10" style:family="text">
      <style:text-properties fo:font-weight="normal" officeooo:rsid="00093eff" style:font-weight-asian="normal" style:font-weight-complex="normal"/>
    </style:style>
    <style:style style:name="T11" style:family="text">
      <style:text-properties fo:font-weight="normal" officeooo:rsid="000b31a4" style:font-weight-asian="normal" style:font-weight-complex="normal"/>
    </style:style>
    <style:style style:name="T12" style:family="text">
      <style:text-properties fo:font-weight="normal" officeooo:rsid="000bcd92" style:font-weight-asian="normal" style:font-weight-complex="normal"/>
    </style:style>
    <style:style style:name="T13" style:family="text">
      <style:text-properties fo:font-weight="normal" officeooo:rsid="000c7e3f" style:font-weight-asian="normal" style:font-weight-complex="normal"/>
    </style:style>
    <style:style style:name="T14" style:family="text">
      <style:text-properties fo:font-weight="normal" officeooo:rsid="000d4a8c" style:font-weight-asian="normal" style:font-weight-complex="normal"/>
    </style:style>
    <style:style style:name="T15" style:family="text">
      <style:text-properties fo:font-weight="normal" officeooo:rsid="000eaf63" style:font-weight-asian="normal" style:font-weight-complex="normal"/>
    </style:style>
    <style:style style:name="T16" style:family="text">
      <style:text-properties fo:font-weight="normal" officeooo:rsid="000f72cc" style:font-weight-asian="normal" style:font-weight-complex="normal"/>
    </style:style>
    <style:style style:name="T17" style:family="text">
      <style:text-properties fo:font-weight="normal" officeooo:rsid="000faa6c" style:font-weight-asian="normal" style:font-weight-complex="normal"/>
    </style:style>
    <style:style style:name="T18" style:family="text">
      <style:text-properties officeooo:rsid="0004f17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59d53"/>
    </style:style>
    <style:style style:name="T21" style:family="text">
      <style:text-properties officeooo:rsid="0005bd89"/>
    </style:style>
    <style:style style:name="T22" style:family="text">
      <style:text-properties officeooo:rsid="000bcd92"/>
    </style:style>
    <style:style style:name="T23" style:family="text">
      <style:text-properties officeooo:rsid="000d4a8c"/>
    </style:style>
    <style:style style:name="T24" style:family="text">
      <style:text-properties officeooo:rsid="000eaf63"/>
    </style:style>
    <style:style style:name="T25" style:family="text">
      <style:text-properties officeooo:rsid="000f72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Dokumentacja testów API</text:p>
      <text:p text:style-name="P3"><text:span text:style-name="T1">http://www.recipepuppy.com</text:span> </text:p>
      <text:p text:style-name="P62"/>
      <text:p text:style-name="P63">Przeprowadzono testy zewnętrznego API za pomocą narzędzia SoapUI w wersji 5.5.0</text:p>
      <text:p text:style-name="P63">API powinno zwracać odpowiednie wyniki (tytuł, zdjęcie jeśli posiada, odnośnik do strony z przepisem, składniki), zgodne z podanymi parametrami. </text:p>
      <text:p text:style-name="P63"/>
      <text:p text:style-name="P64">Katalog z testami do importu: <text:span text:style-name="T2">API_test/Capybara-soapui-project.xml</text:span></text:p>
      <text:p text:style-name="P62"/>
      <text:list xml:id="list2558005601" text:style-name="L1">
        <text:list-item>
          <text:p text:style-name="P1">TestCase1 – Ingredients:</text:p>
        </text:list-item>
      </text:list>
      <text:list xml:id="list1423274491" text:style-name="L9">
        <text:list-item>
          <text:p text:style-name="P4">FindByOneIngredient:</text:p>
          <text:list>
            <text:list-item>
              <text:p text:style-name="P4">Parametry: <text:span text:style-name="T3">i=onions</text:span></text:p>
            </text:list-item>
            <text:list-item>
              <text:p text:style-name="P4">Assercje: </text:p>
              <text:list>
                <text:list-item>
                  <text:p text:style-name="P4">Contains = <text:span text:style-name="T3">onions → passed</text:span></text:p>
                </text:list-item>
                <text:list-item>
                  <text:p text:style-name="P4">JsonPath Count = <text:span text:style-name="T3">11→ passed</text:span></text:p>
                </text:list-item>
                <text:list-item>
                  <text:p text:style-name="P4">Invalid HTTP Status Codes <text:span text:style-name="T3">= 404, 500 → passed</text:span></text:p>
                </text:list-item>
                <text:list-item>
                  <text:p text:style-name="P4">Valid HTTP Status Codes = <text:span text:style-name="T3">200, 300, 301, 302 → passed</text:span></text:p>
                </text:list-item>
                <text:list-item>
                  <text:p text:style-name="P4">Response SLA = <text:span text:style-name="T4">4</text:span><text:span text:style-name="T3">00ms → </text:span><text:span text:style-name="T4">passed</text:span></text:p>
                </text:list-item>
              </text:list>
            </text:list-item>
          </text:list>
        </text:list-item>
      </text:list>
      <text:p text:style-name="P6"><text:span text:style-name="T3">Test </text:span><text:span text:style-name="T4">zaliczony, wszystkie asercje zakończone pozytywnie.</text:span></text:p>
      <text:list xml:id="list120438207523188" text:continue-numbering="true" text:style-name="L9">
        <text:list-item>
          <text:p text:style-name="P4">FindByOneIngredient1 </text:p>
          <text:list>
            <text:list-item>
              <text:p text:style-name="P5">Parametry: <text:span text:style-name="T3">i=onions</text:span></text:p>
            </text:list-item>
            <text:list-item>
              <text:p text:style-name="P5">Assercje: </text:p>
              <text:list>
                <text:list-item>
                  <text:p text:style-name="P5">Contains = <text:span text:style-name="T4">ham</text:span><text:span text:style-name="T3"> → passed</text:span></text:p>
                </text:list-item>
                <text:list-item>
                  <text:p text:style-name="P32">Not Contains = <text:span text:style-name="T3">bacon → passed</text:span></text:p>
                </text:list-item>
                <text:list-item>
                  <text:p text:style-name="P5">JsonPath <text:span text:style-name="T18">Existance Match </text:span>= <text:span text:style-name="T3">.</text:span><text:span text:style-name="T4">results.name</text:span><text:span text:style-name="T3">→ passed</text:span></text:p>
                </text:list-item>
                <text:list-item>
                  <text:p text:style-name="P5">Invalid HTTP Status Codes <text:span text:style-name="T3">= 404, 500 → passed</text:span></text:p>
                </text:list-item>
                <text:list-item>
                  <text:p text:style-name="P5">Valid HTTP Status Codes = <text:span text:style-name="T3">200, 300, 301, 302 → passed</text:span></text:p>
                </text:list-item>
                <text:list-item>
                  <text:p text:style-name="P5">Response SLA = <text:span text:style-name="T4">4</text:span><text:span text:style-name="T3">00ms → </text:span><text:span text:style-name="T4">passed</text:span></text:p>
                </text:list-item>
              </text:list>
            </text:list-item>
          </text:list>
        </text:list-item>
      </text:list>
      <text:p text:style-name="P7"><text:span text:style-name="T3">Test </text:span><text:span text:style-name="T4">zaliczony, wszystkie asercje zakończone pozytywnie.</text:span></text:p>
      <text:p text:style-name="P7"><text:span text:style-name="T4"/></text:p>
      <text:p text:style-name="P7"><text:soft-page-break/><text:span text:style-name="T4"/></text:p>
      <text:list xml:id="list120438372805523" text:continue-numbering="true" text:style-name="L9">
        <text:list-item>
          <text:p text:style-name="P4">FindByManyIngredients </text:p>
          <text:list>
            <text:list-item>
              <text:p text:style-name="P5">Parametry: <text:span text:style-name="T3">i=onions,</text:span><text:span text:style-name="T4">eggs</text:span></text:p>
            </text:list-item>
            <text:list-item>
              <text:p text:style-name="P5">Assercje: </text:p>
              <text:list>
                <text:list-item>
                  <text:p text:style-name="P5">Contains = <text:span text:style-name="T4">eggs, onions</text:span><text:span text:style-name="T3"> → passed</text:span></text:p>
                </text:list-item>
                <text:list-item>
                  <text:p text:style-name="P5">JsonPath Count <text:span text:style-name="T3">= 11→ passed</text:span></text:p>
                </text:list-item>
                <text:list-item>
                  <text:p text:style-name="P5">Invalid HTTP Status Codes <text:span text:style-name="T3">= 404, 500 → passed</text:span></text:p>
                </text:list-item>
                <text:list-item>
                  <text:p text:style-name="P5">Valid HTTP Status Codes = <text:span text:style-name="T3">200, 300, 301, 302 → passed</text:span></text:p>
                </text:list-item>
                <text:list-item>
                  <text:p text:style-name="P5">Response SLA = <text:span text:style-name="T17">4</text:span><text:span text:style-name="T4">00ms</text:span><text:span text:style-name="T3"> → </text:span><text:span text:style-name="T17">passed</text:span></text:p>
                </text:list-item>
              </text:list>
            </text:list-item>
          </text:list>
        </text:list-item>
      </text:list>
      <text:p text:style-name="P31"><text:span text:style-name="T4">Test zaliczony, wszystkie asercje zakończone pozytywnie.</text:span></text:p>
      <text:list xml:id="list120438623264854" text:continue-numbering="true" text:style-name="L9">
        <text:list-item>
          <text:p text:style-name="P4">FindByManyIngredients1 </text:p>
          <text:list>
            <text:list-item>
              <text:p text:style-name="P5">Parametry: <text:span text:style-name="T3">i=</text:span><text:span text:style-name="T4">tomato</text:span><text:span text:style-name="T3">,</text:span><text:span text:style-name="T4">lettuce</text:span></text:p>
            </text:list-item>
            <text:list-item>
              <text:p text:style-name="P5">Assercje: </text:p>
              <text:list>
                <text:list-item>
                  <text:p text:style-name="P5">Contains = <text:span text:style-name="T4">lettuce, tomato</text:span><text:span text:style-name="T3"> → passed</text:span></text:p>
                </text:list-item>
                <text:list-item>
                  <text:p text:style-name="P5">JsonPath <text:span text:style-name="T18">Match</text:span> <text:span text:style-name="T3">= </text:span><text:span text:style-name="T4">link</text:span><text:span text:style-name="T3">→ passed</text:span></text:p>
                </text:list-item>
                <text:list-item>
                  <text:p text:style-name="P5">Invalid HTTP Status Codes <text:span text:style-name="T3">= 404, 500 → passed</text:span></text:p>
                </text:list-item>
                <text:list-item>
                  <text:p text:style-name="P5">Valid HTTP Status Codes = <text:span text:style-name="T3">200, 300, 301, 302 → passed</text:span></text:p>
                </text:list-item>
                <text:list-item>
                  <text:p text:style-name="P5">Response SLA = <text:span text:style-name="T17">4</text:span><text:span text:style-name="T4">00ms</text:span><text:span text:style-name="T3"> → faile</text:span><text:span text:style-name="T4">d</text:span></text:p>
                </text:list-item>
              </text:list>
            </text:list-item>
          </text:list>
        </text:list-item>
      </text:list>
      <text:p text:style-name="P31"><text:span text:style-name="T4">Test zaliczony, wszystkie asercje zakończone pozytywnie.</text:span></text:p>
      <text:list xml:id="list120439199495788" text:continue-numbering="true" text:style-name="L9">
        <text:list-item>
          <text:p text:style-name="P4">FindWithoutIngredient </text:p>
          <text:list>
            <text:list-item>
              <text:p text:style-name="P5">Parametry: <text:span text:style-name="T4">brak</text:span></text:p>
            </text:list-item>
            <text:list-item>
              <text:p text:style-name="P5">Assercje: </text:p>
              <text:list>
                <text:list-item>
                  <text:p text:style-name="P5"><text:span text:style-name="T18">JsonPath Count</text:span> = <text:span text:style-name="T4">11</text:span><text:span text:style-name="T3"> → passed</text:span></text:p>
                </text:list-item>
                <text:list-item>
                  <text:p text:style-name="P5">JsonPath <text:span text:style-name="T18">Match</text:span> <text:span text:style-name="T3">= </text:span><text:span text:style-name="T4">ingredients</text:span><text:span text:style-name="T3">→ passed</text:span></text:p>
                </text:list-item>
                <text:list-item>
                  <text:p text:style-name="P5">Invalid HTTP Status Codes <text:span text:style-name="T3">= 404, 500 → passed</text:span></text:p>
                </text:list-item>
                <text:list-item>
                  <text:p text:style-name="P5">Valid HTTP Status Codes = <text:span text:style-name="T3">200, 300, 301, 302 → passed</text:span></text:p>
                </text:list-item>
                <text:list-item>
                  <text:p text:style-name="P5">Response SLA = <text:span text:style-name="T4">300ms</text:span><text:span text:style-name="T3"> → </text:span><text:span text:style-name="T4">passed</text:span></text:p>
                </text:list-item>
              </text:list>
            </text:list-item>
          </text:list>
        </text:list-item>
      </text:list>
      <text:p text:style-name="P7"><text:span text:style-name="T3">Test </text:span><text:span text:style-name="T4">zaliczony, wszystkie asercje zakończone pozytywnie.</text:span></text:p>
      <text:list xml:id="list120439765937542" text:continue-list="list2558005601" text:style-name="L1">
        <text:list-item>
          <text:p text:style-name="P1"><text:soft-page-break/>TestCase2 - SearchQueryDietType </text:p>
        </text:list-item>
      </text:list>
      <text:list xml:id="list289702819" text:style-name="L16">
        <text:list-item>
          <text:p text:style-name="P56">FindByVegan </text:p>
          <text:list>
            <text:list-item>
              <text:p text:style-name="P8">Parametry: <text:span text:style-name="T5">q</text:span><text:span text:style-name="T3">=</text:span><text:span text:style-name="T5">vegan</text:span></text:p>
            </text:list-item>
            <text:list-item>
              <text:p text:style-name="P8">Assercje: </text:p>
              <text:list>
                <text:list-item>
                  <text:p text:style-name="P8">Contains = <text:span text:style-name="T5">vegan</text:span><text:span text:style-name="T3"> → passed</text:span></text:p>
                </text:list-item>
                <text:list-item>
                  <text:p text:style-name="P33">Not Contains = <text:span text:style-name="T3">vegetarian → passed</text:span></text:p>
                </text:list-item>
                <text:list-item>
                  <text:p text:style-name="P8">JsonPath <text:span text:style-name="T20">Count</text:span> <text:span text:style-name="T3">= </text:span><text:span text:style-name="T5">11</text:span><text:span text:style-name="T3">→ passed</text:span></text:p>
                </text:list-item>
                <text:list-item>
                  <text:p text:style-name="P8">Invalid HTTP Status Codes <text:span text:style-name="T3">= 404, 500 → passed</text:span></text:p>
                </text:list-item>
                <text:list-item>
                  <text:p text:style-name="P8">Valid HTTP Status Codes = <text:span text:style-name="T3">200, 301, 302 → passed</text:span></text:p>
                </text:list-item>
                <text:list-item>
                  <text:p text:style-name="P8">Response SLA = <text:span text:style-name="T5">4</text:span><text:span text:style-name="T4">00ms</text:span><text:span text:style-name="T3"> → </text:span><text:span text:style-name="T5">passed</text:span></text:p>
                </text:list-item>
              </text:list>
            </text:list-item>
          </text:list>
        </text:list-item>
      </text:list>
      <text:p text:style-name="P12"><text:span text:style-name="T5">Test </text:span><text:span text:style-name="T4">zaliczony, wszystkie asercje zakończone pozytywnie.</text:span></text:p>
      <text:list xml:id="list120439730324497" text:continue-numbering="true" text:style-name="L16">
        <text:list-item>
          <text:p text:style-name="P56">FindByVegetarian </text:p>
          <text:list>
            <text:list-item>
              <text:p text:style-name="P9">Parametry: <text:span text:style-name="T5">q</text:span><text:span text:style-name="T3">=</text:span><text:span text:style-name="T6">vegetarian</text:span></text:p>
            </text:list-item>
            <text:list-item>
              <text:p text:style-name="P9">Assercje: </text:p>
              <text:list>
                <text:list-item>
                  <text:p text:style-name="P9">Contains = <text:span text:style-name="T6">vegetarian</text:span><text:span text:style-name="T3"> → passed</text:span></text:p>
                </text:list-item>
                <text:list-item>
                  <text:p text:style-name="P34">Not Contains = <text:span text:style-name="T6">bacon, beef</text:span><text:span text:style-name="T3"> → passed</text:span></text:p>
                </text:list-item>
                <text:list-item>
                  <text:p text:style-name="P9">JsonPath <text:span text:style-name="T20">Count</text:span> <text:span text:style-name="T3">= </text:span><text:span text:style-name="T5">11</text:span><text:span text:style-name="T3">→ passed</text:span></text:p>
                </text:list-item>
                <text:list-item>
                  <text:p text:style-name="P9">Invalid HTTP Status Codes <text:span text:style-name="T3">= 404, 500 → passed</text:span></text:p>
                </text:list-item>
                <text:list-item>
                  <text:p text:style-name="P9">Valid HTTP Status Codes = <text:span text:style-name="T3">200, 301, 302 → passed</text:span></text:p>
                </text:list-item>
                <text:list-item>
                  <text:p text:style-name="P9">Response SLA = <text:span text:style-name="T6">4</text:span><text:span text:style-name="T4">00ms</text:span><text:span text:style-name="T3"> → </text:span><text:span text:style-name="T5">passed</text:span></text:p>
                </text:list-item>
              </text:list>
            </text:list-item>
          </text:list>
        </text:list-item>
      </text:list>
      <text:p text:style-name="P13"><text:span text:style-name="T5">Test </text:span><text:span text:style-name="T4">zaliczony, wszystkie asercje zakończone pozytywnie.</text:span></text:p>
      <text:list xml:id="list120439304271759" text:continue-numbering="true" text:style-name="L16">
        <text:list-item>
          <text:p text:style-name="P56">FindByMeat </text:p>
          <text:list>
            <text:list-item>
              <text:p text:style-name="P9">Parametry: <text:span text:style-name="T5">q</text:span><text:span text:style-name="T3">=</text:span><text:span text:style-name="T6">vegetarian</text:span></text:p>
            </text:list-item>
            <text:list-item>
              <text:p text:style-name="P9">Assercje: </text:p>
              <text:list>
                <text:list-item>
                  <text:p text:style-name="P9">Contains = <text:span text:style-name="T6">meat</text:span><text:span text:style-name="T3"> → passed</text:span></text:p>
                </text:list-item>
                <text:list-item>
                  <text:p text:style-name="P34">Not Contains = <text:span text:style-name="T6">vegan</text:span><text:span text:style-name="T3"> → passed</text:span></text:p>
                </text:list-item>
                <text:list-item>
                  <text:p text:style-name="P9">JsonPath <text:span text:style-name="T21">Match</text:span> <text:span text:style-name="T3">= </text:span><text:span text:style-name="T6">title</text:span><text:span text:style-name="T3">→ passed</text:span></text:p>
                </text:list-item>
                <text:list-item>
                  <text:p text:style-name="P37"><text:soft-page-break/>JsonPath Match = <text:span text:style-name="T3">beef in ingredients → passed</text:span></text:p>
                </text:list-item>
                <text:list-item>
                  <text:p text:style-name="P9">Invalid HTTP Status Codes <text:span text:style-name="T3">= 404, 500 → passed</text:span></text:p>
                </text:list-item>
                <text:list-item>
                  <text:p text:style-name="P9">Valid HTTP Status Codes = <text:span text:style-name="T3">200, 301, 302 → passed</text:span></text:p>
                </text:list-item>
                <text:list-item>
                  <text:p text:style-name="P9">Response SLA = <text:span text:style-name="T6">4</text:span><text:span text:style-name="T4">00ms</text:span><text:span text:style-name="T3"> → </text:span><text:span text:style-name="T6">failed</text:span></text:p>
                </text:list-item>
              </text:list>
            </text:list-item>
          </text:list>
        </text:list-item>
      </text:list>
      <text:p text:style-name="P31"><text:span text:style-name="T5">Test </text:span><text:span text:style-name="T4">zaliczony, wszystkie asercje zakończone pozytywnie.</text:span></text:p>
      <text:list xml:id="list120438999485164" text:continue-numbering="true" text:style-name="L16">
        <text:list-item>
          <text:p text:style-name="P56">FindByMediterranean </text:p>
          <text:list>
            <text:list-item>
              <text:p text:style-name="P10">Parametry: <text:span text:style-name="T5">q</text:span><text:span text:style-name="T3">=</text:span><text:span text:style-name="T7">mediterranean</text:span></text:p>
            </text:list-item>
            <text:list-item>
              <text:p text:style-name="P10">Assercje: </text:p>
              <text:list>
                <text:list-item>
                  <text:p text:style-name="P10">Contains = <text:span text:style-name="T6">mediterranean</text:span><text:span text:style-name="T3"> → passed</text:span></text:p>
                </text:list-item>
                <text:list-item>
                  <text:p text:style-name="P35">Not Contains = <text:span text:style-name="T6">asian, thai, mexican</text:span><text:span text:style-name="T3"> → passed</text:span></text:p>
                </text:list-item>
                <text:list-item>
                  <text:p text:style-name="P10">JsonPath <text:span text:style-name="T21">Match</text:span><text:span text:style-name="T3"> = </text:span><text:span text:style-name="T6">title</text:span><text:span text:style-name="T3">→ passed</text:span></text:p>
                </text:list-item>
                <text:list-item>
                  <text:p text:style-name="P10">Valid HTTP Status Codes<text:span text:style-name="T3"> = 200, 301, 302 → passed</text:span></text:p>
                </text:list-item>
                <text:list-item>
                  <text:p text:style-name="P10">Response SLA<text:span text:style-name="T3"> = </text:span><text:span text:style-name="T6">4</text:span><text:span text:style-name="T4">00ms</text:span><text:span text:style-name="T3"> → </text:span><text:span text:style-name="T6">failed</text:span></text:p>
                </text:list-item>
              </text:list>
            </text:list-item>
          </text:list>
        </text:list-item>
      </text:list>
      <text:p text:style-name="P31"><text:span text:style-name="T5">Test </text:span><text:span text:style-name="T4">zaliczony, wszystkie asercje zakończone pozytywnie.</text:span></text:p>
      <text:list xml:id="list120438719982807" text:continue-numbering="true" text:style-name="L16">
        <text:list-item>
          <text:p text:style-name="P56">FindByAtkins </text:p>
          <text:list>
            <text:list-item>
              <text:p text:style-name="P11">Parametry: <text:span text:style-name="T5">q</text:span><text:span text:style-name="T3">=</text:span><text:span text:style-name="T8">atkins</text:span></text:p>
            </text:list-item>
            <text:list-item>
              <text:p text:style-name="P11">Assercje: </text:p>
              <text:list>
                <text:list-item>
                  <text:p text:style-name="P11">Contains = <text:span text:style-name="T8">atkins</text:span><text:span text:style-name="T3"> → passed</text:span></text:p>
                </text:list-item>
                <text:list-item>
                  <text:p text:style-name="P11">Valid HTTP Status Codes<text:span text:style-name="T3"> = 200, 301, 302 → passed</text:span></text:p>
                </text:list-item>
                <text:list-item>
                  <text:p text:style-name="P11">Response SLA<text:span text:style-name="T3"> = </text:span><text:span text:style-name="T6">4</text:span><text:span text:style-name="T4">00ms</text:span><text:span text:style-name="T3"> → </text:span><text:span text:style-name="T8">passed</text:span></text:p>
                </text:list-item>
              </text:list>
            </text:list-item>
          </text:list>
        </text:list-item>
      </text:list>
      <text:p text:style-name="P14"><text:span text:style-name="T5">Test </text:span><text:span text:style-name="T4">zaliczony, wszystkie asercje zakończone pozytywnie.</text:span></text:p>
      <text:list xml:id="list120440358269077" text:continue-list="list120439765937542" text:style-name="L1">
        <text:list-item>
          <text:p text:style-name="P1">TestCase3 - SearchQueryMealType </text:p>
        </text:list-item>
      </text:list>
      <text:list xml:id="list1180154030" text:style-name="L22">
        <text:list-item>
          <text:p text:style-name="P57">FindByBreakfast </text:p>
          <text:list>
            <text:list-item>
              <text:p text:style-name="P15">Parametry: <text:span text:style-name="T5">q</text:span><text:span text:style-name="T3">=</text:span><text:span text:style-name="T9">breakfast</text:span></text:p>
            </text:list-item>
            <text:list-item>
              <text:p text:style-name="P15">Assercje: </text:p>
              <text:list>
                <text:list-item>
                  <text:p text:style-name="P15">Contains = <text:span text:style-name="T9">breakfast</text:span><text:span text:style-name="T3"> → passed</text:span></text:p>
                </text:list-item>
                <text:list-item>
                  <text:p text:style-name="P36">Not Contains = <text:span text:style-name="T9">dinner</text:span><text:span text:style-name="T3"> → passed</text:span></text:p>
                </text:list-item>
                <text:list-item>
                  <text:p text:style-name="P15"><text:soft-page-break/>JsonPath <text:span text:style-name="T21">Match</text:span><text:span text:style-name="T3"> = </text:span><text:span text:style-name="T9">ingredients</text:span><text:span text:style-name="T3">→ passed</text:span></text:p>
                </text:list-item>
                <text:list-item>
                  <text:p text:style-name="P15">Response SLA<text:span text:style-name="T3"> = </text:span><text:span text:style-name="T6">4</text:span><text:span text:style-name="T4">00ms</text:span><text:span text:style-name="T3"> → </text:span><text:span text:style-name="T8">passed</text:span></text:p>
                </text:list-item>
              </text:list>
            </text:list-item>
          </text:list>
        </text:list-item>
      </text:list>
      <text:p text:style-name="P18"><text:span text:style-name="T5">Test </text:span><text:span text:style-name="T4">zaliczony, wszystkie asercje zakończone pozytywnie.</text:span></text:p>
      <text:list xml:id="list120439264785075" text:continue-numbering="true" text:style-name="L22">
        <text:list-item>
          <text:p text:style-name="P57">FindByDinner </text:p>
          <text:list>
            <text:list-item>
              <text:p text:style-name="P15">Parametry: <text:span text:style-name="T5">q</text:span><text:span text:style-name="T3">=</text:span><text:span text:style-name="T9">dinner</text:span></text:p>
            </text:list-item>
            <text:list-item>
              <text:p text:style-name="P15">Assercje: </text:p>
              <text:list>
                <text:list-item>
                  <text:p text:style-name="P15">Contains = <text:span text:style-name="T9">dinner</text:span><text:span text:style-name="T3"> → passed</text:span></text:p>
                </text:list-item>
                <text:list-item>
                  <text:p text:style-name="P15">Invalid HTTP Status Codes<text:span text:style-name="T3"> = 404, 500 → passed</text:span></text:p>
                </text:list-item>
                <text:list-item>
                  <text:p text:style-name="P15">JsonPath <text:span text:style-name="T21">Match</text:span><text:span text:style-name="T3"> = </text:span><text:span text:style-name="T9">title</text:span><text:span text:style-name="T3">→ passed</text:span></text:p>
                </text:list-item>
                <text:list-item>
                  <text:p text:style-name="P38">JsonPath Count <text:span text:style-name="T3">= 11 → passed</text:span></text:p>
                </text:list-item>
                <text:list-item>
                  <text:p text:style-name="P15">Response SLA<text:span text:style-name="T3"> = </text:span><text:span text:style-name="T6">4</text:span><text:span text:style-name="T4">00ms</text:span><text:span text:style-name="T3"> → </text:span><text:span text:style-name="T8">passed</text:span></text:p>
                </text:list-item>
              </text:list>
            </text:list-item>
          </text:list>
        </text:list-item>
      </text:list>
      <text:p text:style-name="P18"><text:span text:style-name="T5">Test </text:span><text:span text:style-name="T4">zaliczony, wszystkie asercje zakończone pozytywnie.</text:span></text:p>
      <text:list xml:id="list120440090836643" text:continue-numbering="true" text:style-name="L22">
        <text:list-item>
          <text:p text:style-name="P57">FindBySupper </text:p>
          <text:list>
            <text:list-item>
              <text:p text:style-name="P16">Parametry: <text:span text:style-name="T5">q</text:span><text:span text:style-name="T3">=</text:span><text:span text:style-name="T10">supper</text:span></text:p>
            </text:list-item>
            <text:list-item>
              <text:p text:style-name="P16">Assercje: </text:p>
              <text:list>
                <text:list-item>
                  <text:p text:style-name="P16">Contains = <text:span text:style-name="T10">supper</text:span><text:span text:style-name="T3"> → passed</text:span></text:p>
                </text:list-item>
                <text:list-item>
                  <text:p text:style-name="P39">Valid HTTP Status Codes <text:span text:style-name="T3">= 200, 301, 302 → passed</text:span></text:p>
                </text:list-item>
                <text:list-item>
                  <text:p text:style-name="P39">Response SLA <text:span text:style-name="T3">= 400ms → passed</text:span></text:p>
                </text:list-item>
              </text:list>
            </text:list-item>
          </text:list>
        </text:list-item>
      </text:list>
      <text:p text:style-name="P19"><text:span text:style-name="T5">Test </text:span><text:span text:style-name="T4">zaliczony, wszystkie asercje zakończone pozytywnie.</text:span></text:p>
      <text:list xml:id="list120439083740244" text:continue-numbering="true" text:style-name="L22">
        <text:list-item>
          <text:p text:style-name="P57">FindByDessert </text:p>
          <text:list>
            <text:list-item>
              <text:p text:style-name="P16">Parametry: <text:span text:style-name="T5">q</text:span><text:span text:style-name="T3">=</text:span><text:span text:style-name="T10">dessert</text:span></text:p>
            </text:list-item>
            <text:list-item>
              <text:p text:style-name="P16">Assercje: </text:p>
              <text:list>
                <text:list-item>
                  <text:p text:style-name="P16">Contains = <text:span text:style-name="T10">dessert</text:span><text:span text:style-name="T3"> → passed</text:span></text:p>
                </text:list-item>
                <text:list-item>
                  <text:p text:style-name="P39">Valid HTTP Status Codes <text:span text:style-name="T3">= 200, 301, 302 → passed</text:span></text:p>
                </text:list-item>
                <text:list-item>
                  <text:p text:style-name="P39">Response SLA <text:span text:style-name="T3">= 400ms → passed</text:span></text:p>
                </text:list-item>
              </text:list>
            </text:list-item>
          </text:list>
        </text:list-item>
      </text:list>
      <text:p text:style-name="P19"><text:span text:style-name="T5">Test </text:span><text:span text:style-name="T4">zaliczony, wszystkie asercje zakończone pozytywnie.</text:span></text:p>
      <text:list xml:id="list120440330632161" text:continue-numbering="true" text:style-name="L22">
        <text:list-item>
          <text:p text:style-name="P57">FindBySnack </text:p>
          <text:list>
            <text:list-item>
              <text:p text:style-name="P17">Parametry: <text:span text:style-name="T5">q</text:span><text:span text:style-name="T3">=</text:span><text:span text:style-name="T11">snack</text:span></text:p>
            </text:list-item>
            <text:list-item>
              <text:p text:style-name="P17"><text:soft-page-break/>Assercje: </text:p>
              <text:list>
                <text:list-item>
                  <text:p text:style-name="P17">Contains = <text:span text:style-name="T11">snack</text:span><text:span text:style-name="T3"> → passed</text:span></text:p>
                </text:list-item>
                <text:list-item>
                  <text:p text:style-name="P40">Valid HTTP Status Codes <text:span text:style-name="T3">= 200, 301, 302 → passed</text:span></text:p>
                </text:list-item>
                <text:list-item>
                  <text:p text:style-name="P40">Response SLA <text:span text:style-name="T3">= 400ms → passed</text:span></text:p>
                </text:list-item>
              </text:list>
            </text:list-item>
          </text:list>
        </text:list-item>
      </text:list>
      <text:p text:style-name="P20"><text:span text:style-name="T5">Test </text:span><text:span text:style-name="T4">zaliczony, wszystkie asercje zakończone pozytywnie.</text:span></text:p>
      <text:list xml:id="list120440575766763" text:continue-list="list120440358269077" text:style-name="L1">
        <text:list-item>
          <text:p text:style-name="P1">TestCase4 - SearchQueryDishType </text:p>
        </text:list-item>
      </text:list>
      <text:list xml:id="list192910053" text:style-name="L29">
        <text:list-item>
          <text:p text:style-name="P58">FindByBurger </text:p>
          <text:list>
            <text:list-item>
              <text:p text:style-name="P21">Parametry: <text:span text:style-name="T5">q</text:span><text:span text:style-name="T3">=</text:span><text:span text:style-name="T12">burger</text:span></text:p>
            </text:list-item>
            <text:list-item>
              <text:p text:style-name="P21">Assercje: </text:p>
              <text:list>
                <text:list-item>
                  <text:p text:style-name="P21">Contains = <text:span text:style-name="T12">burger</text:span><text:span text:style-name="T3"> → passed</text:span></text:p>
                </text:list-item>
                <text:list-item>
                  <text:p text:style-name="P41">Valid HTTP Status Codes <text:span text:style-name="T3">= 200, 301, 302 → passed</text:span></text:p>
                </text:list-item>
                <text:list-item>
                  <text:p text:style-name="P41">Response SLA <text:span text:style-name="T3">= 4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39515545097" text:continue-numbering="true" text:style-name="L29">
        <text:list-item>
          <text:p text:style-name="P58">FindByOmlette </text:p>
          <text:list>
            <text:list-item>
              <text:p text:style-name="P21">Parametry: <text:span text:style-name="T5">q</text:span><text:span text:style-name="T3">=</text:span><text:span text:style-name="T12">omlette</text:span></text:p>
            </text:list-item>
            <text:list-item>
              <text:p text:style-name="P21">Assercje: </text:p>
              <text:list>
                <text:list-item>
                  <text:p text:style-name="P21">Contains = <text:span text:style-name="T12">omlette</text:span><text:span text:style-name="T3"> → passed</text:span></text:p>
                </text:list-item>
                <text:list-item>
                  <text:p text:style-name="P46">Not Contains = <text:span text:style-name="T3">omlet, omelet → passed</text:span></text:p>
                </text:list-item>
                <text:list-item>
                  <text:p text:style-name="P41">Valid HTTP Status Codes <text:span text:style-name="T3">= 200, 301, 302 → passed</text:span></text:p>
                </text:list-item>
                <text:list-item>
                  <text:p text:style-name="P41">Response SLA <text:span text:style-name="T3">= 4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40191226199" text:continue-numbering="true" text:style-name="L29">
        <text:list-item>
          <text:p text:style-name="P58">FindBySoup </text:p>
          <text:list>
            <text:list-item>
              <text:p text:style-name="P21">Parametry: <text:span text:style-name="T5">q</text:span><text:span text:style-name="T3">=</text:span><text:span text:style-name="T12">soup</text:span></text:p>
            </text:list-item>
            <text:list-item>
              <text:p text:style-name="P21">Assercje: </text:p>
              <text:list>
                <text:list-item>
                  <text:p text:style-name="P21">Contains = <text:span text:style-name="T12">soup</text:span><text:span text:style-name="T3"> → passed</text:span></text:p>
                </text:list-item>
                <text:list-item>
                  <text:p text:style-name="P21">Invalid HTTP Status Codes<text:span text:style-name="T3"> = 404, 500 → passed</text:span></text:p>
                </text:list-item>
                <text:list-item>
                  <text:p text:style-name="P41">Valid HTTP Status Codes <text:span text:style-name="T3">= 200, 301, 302 → passed</text:span></text:p>
                </text:list-item>
                <text:list-item>
                  <text:p text:style-name="P41"><text:soft-page-break/>Response SLA <text:span text:style-name="T3">= 4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40344661054" text:continue-list="list120440575766763" text:style-name="L1">
        <text:list-item>
          <text:p text:style-name="P1">TestCase5 - SearchPage </text:p>
        </text:list-item>
      </text:list>
      <text:list xml:id="list4056321639" text:style-name="L34">
        <text:list-item>
          <text:p text:style-name="P59">SearchMainPage </text:p>
          <text:list>
            <text:list-item>
              <text:p text:style-name="P23">Parametry: <text:span text:style-name="T12">p=1</text:span></text:p>
            </text:list-item>
            <text:list-item>
              <text:p text:style-name="P23">Assercje: </text:p>
              <text:list>
                <text:list-item>
                  <text:p text:style-name="P23"><text:span text:style-name="T22">JsonPath Count</text:span> = <text:span text:style-name="T12">10</text:span><text:span text:style-name="T3"> → passed</text:span></text:p>
                </text:list-item>
                <text:list-item>
                  <text:p text:style-name="P47">JsonPath Match <text:span text:style-name="T3">= title → passed</text:span></text:p>
                </text:list-item>
                <text:list-item>
                  <text:p text:style-name="P42">Valid HTTP Status Codes <text:span text:style-name="T3">= 200, 301, 302 → passed</text:span></text:p>
                </text:list-item>
                <text:list-item>
                  <text:p text:style-name="P42">Response SLA <text:span text:style-name="T3">= </text:span><text:span text:style-name="T12">3</text:span><text:span text:style-name="T3">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39337668267" text:continue-numbering="true" text:style-name="L34">
        <text:list-item>
          <text:p text:style-name="P59">SearchWitoutPage </text:p>
          <text:list>
            <text:list-item>
              <text:p text:style-name="P23">Parametry: <text:span text:style-name="T12">brak</text:span></text:p>
            </text:list-item>
            <text:list-item>
              <text:p text:style-name="P23">Assercje: </text:p>
              <text:list>
                <text:list-item>
                  <text:p text:style-name="P23"><text:span text:style-name="T22">JsonPath Count</text:span> = <text:span text:style-name="T12">10</text:span><text:span text:style-name="T3"> → passed</text:span></text:p>
                </text:list-item>
                <text:list-item>
                  <text:p text:style-name="P47">JsonPath Match <text:span text:style-name="T3">= title → passed</text:span></text:p>
                </text:list-item>
                <text:list-item>
                  <text:p text:style-name="P42">Valid HTTP Status Codes <text:span text:style-name="T3">= 200, 301, 302 → passed</text:span></text:p>
                </text:list-item>
                <text:list-item>
                  <text:p text:style-name="P42">Response SLA <text:span text:style-name="T3">= </text:span><text:span text:style-name="T12">3</text:span><text:span text:style-name="T3">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40477224756" text:continue-numbering="true" text:style-name="L34">
        <text:list-item>
          <text:p text:style-name="P59">SearchPageTwo </text:p>
          <text:list>
            <text:list-item>
              <text:p text:style-name="P23">Parametry: <text:span text:style-name="T13">p=2</text:span></text:p>
            </text:list-item>
            <text:list-item>
              <text:p text:style-name="P23">Assercje: </text:p>
              <text:list>
                <text:list-item>
                  <text:p text:style-name="P23"><text:span text:style-name="T22">JsonPath Count</text:span> = <text:span text:style-name="T12">10</text:span><text:span text:style-name="T3"> → passed</text:span></text:p>
                </text:list-item>
                <text:list-item>
                  <text:p text:style-name="P47">JsonPath Match <text:span text:style-name="T3">= title → passed</text:span></text:p>
                </text:list-item>
                <text:list-item>
                  <text:p text:style-name="P42">Valid HTTP Status Codes <text:span text:style-name="T3">= 200, 301, 302 → passed</text:span></text:p>
                </text:list-item>
                <text:list-item>
                  <text:p text:style-name="P42"><text:span text:style-name="T22">Response SLA</text:span><text:span text:style-name="T12"> = 3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39263278689" text:continue-numbering="true" text:style-name="L34">
        <text:list-item>
          <text:p text:style-name="P59"><text:soft-page-break/>SearchPageTen </text:p>
          <text:list>
            <text:list-item>
              <text:p text:style-name="P23">Parametry: <text:span text:style-name="T13">p=10</text:span></text:p>
            </text:list-item>
            <text:list-item>
              <text:p text:style-name="P23">Assercje: </text:p>
              <text:list>
                <text:list-item>
                  <text:p text:style-name="P23"><text:span text:style-name="T22">JsonPath Count</text:span> = <text:span text:style-name="T12">10</text:span><text:span text:style-name="T3"> → passed</text:span></text:p>
                </text:list-item>
                <text:list-item>
                  <text:p text:style-name="P47">JsonPath Match <text:span text:style-name="T3">= title → passed</text:span></text:p>
                </text:list-item>
                <text:list-item>
                  <text:p text:style-name="P42">Valid HTTP Status Codes <text:span text:style-name="T3">= 200, 301, 302 → passed</text:span></text:p>
                </text:list-item>
                <text:list-item>
                  <text:p text:style-name="P42"><text:span text:style-name="T22">Response SLA</text:span><text:span text:style-name="T12"> = 300ms → passed</text:span></text:p>
                </text:list-item>
              </text:list>
            </text:list-item>
          </text:list>
        </text:list-item>
      </text:list>
      <text:p text:style-name="P22"><text:span text:style-name="T5">Test </text:span><text:span text:style-name="T4">zaliczony, wszystkie asercje zakończone pozytywnie.</text:span></text:p>
      <text:list xml:id="list120440506830889" text:continue-list="list120440344661054" text:style-name="L1">
        <text:list-item>
          <text:p text:style-name="P1">TestCase6 - MixedSearch </text:p>
        </text:list-item>
      </text:list>
      <text:list xml:id="list4279800855" text:style-name="L49">
        <text:list-item>
          <text:p text:style-name="P60">OneIngredient+DietType </text:p>
          <text:list>
            <text:list-item>
              <text:p text:style-name="P24">Parametry: <text:span text:style-name="T14">i=eggs,q=vegetarian</text:span></text:p>
            </text:list-item>
            <text:list-item>
              <text:p text:style-name="P24">Assercje: </text:p>
              <text:list>
                <text:list-item>
                  <text:p text:style-name="P24"><text:span text:style-name="T23">Contains</text:span> = <text:span text:style-name="T14">eggs</text:span><text:span text:style-name="T3"> → passed</text:span></text:p>
                </text:list-item>
                <text:list-item>
                  <text:p text:style-name="P48"><text:span text:style-name="T23">Contains</text:span> <text:span text:style-name="T3">= </text:span><text:span text:style-name="T14">vegetarian</text:span><text:span text:style-name="T3"> → passed</text:span></text:p>
                </text:list-item>
                <text:list-item>
                  <text:p text:style-name="P51">Not Contains = <text:span text:style-name="T3">bacon → passed</text:span></text:p>
                </text:list-item>
                <text:list-item>
                  <text:p text:style-name="P43"><text:span text:style-name="T23">Inv</text:span>alid HTTP Status Codes <text:span text:style-name="T3">= </text:span><text:span text:style-name="T14">404,500</text:span><text:span text:style-name="T3"> → passed</text:span></text:p>
                </text:list-item>
                <text:list-item>
                  <text:p text:style-name="P43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1">JsonPath Count <text:span text:style-name="T3">= 10 → passed</text:span></text:p>
                </text:list-item>
              </text:list>
            </text:list-item>
          </text:list>
        </text:list-item>
      </text:list>
      <text:p text:style-name="P27"><text:span text:style-name="T5">Test </text:span><text:span text:style-name="T4">zaliczony, wszystkie asercje zakończone pozytywnie.</text:span></text:p>
      <text:list xml:id="list120440258892139" text:continue-numbering="true" text:style-name="L49">
        <text:list-item>
          <text:p text:style-name="P60">TwoIngredients+DietType </text:p>
          <text:list>
            <text:list-item>
              <text:p text:style-name="P24">Parametry: <text:span text:style-name="T14">i=eggs,bacon,q=meat</text:span></text:p>
            </text:list-item>
            <text:list-item>
              <text:p text:style-name="P24">Assercje: </text:p>
              <text:list>
                <text:list-item>
                  <text:p text:style-name="P24"><text:span text:style-name="T23">Contains</text:span> = <text:span text:style-name="T14">eggs,bacon</text:span><text:span text:style-name="T3"> → passed</text:span></text:p>
                </text:list-item>
                <text:list-item>
                  <text:p text:style-name="P48"><text:span text:style-name="T23">Contains</text:span> <text:span text:style-name="T3">= </text:span><text:span text:style-name="T14">meat</text:span><text:span text:style-name="T3"> → passed</text:span></text:p>
                </text:list-item>
                <text:list-item>
                  <text:p text:style-name="P43"><text:span text:style-name="T23">Inv</text:span>alid HTTP Status Codes <text:span text:style-name="T3">= </text:span><text:span text:style-name="T14">404,500</text:span><text:span text:style-name="T3"> → passed</text:span></text:p>
                </text:list-item>
                <text:list-item>
                  <text:p text:style-name="P43">Valid HTTP Status Codes<text:span text:style-name="T3"> = 200, 301, 302 → passed</text:span></text:p>
                </text:list-item>
                <text:list-item>
                  <text:p text:style-name="P43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1"><text:soft-page-break/>JsonPath <text:span text:style-name="T24">Match</text:span> <text:span text:style-name="T3">= </text:span><text:span text:style-name="T15">title</text:span><text:span text:style-name="T3"> → passed</text:span></text:p>
                </text:list-item>
              </text:list>
            </text:list-item>
          </text:list>
        </text:list-item>
      </text:list>
      <text:p text:style-name="P28"><text:span text:style-name="T5">Test </text:span><text:span text:style-name="T4">zaliczony, wszystkie asercje zakończone pozytywnie.</text:span></text:p>
      <text:list xml:id="list120440670623717" text:continue-numbering="true" text:style-name="L49">
        <text:list-item>
          <text:p text:style-name="P60">OneIngredient+MealType </text:p>
          <text:list>
            <text:list-item>
              <text:p text:style-name="P25">Parametry: <text:span text:style-name="T14">i=</text:span><text:span text:style-name="T15">tomato</text:span><text:span text:style-name="T14">,q=</text:span><text:span text:style-name="T15">breakfast</text:span></text:p>
            </text:list-item>
            <text:list-item>
              <text:p text:style-name="P25">Assercje: </text:p>
              <text:list>
                <text:list-item>
                  <text:p text:style-name="P25"><text:span text:style-name="T23">Contains</text:span> = <text:span text:style-name="T15">tomato</text:span><text:span text:style-name="T3"> → passed</text:span></text:p>
                </text:list-item>
                <text:list-item>
                  <text:p text:style-name="P49"><text:span text:style-name="T23">Contains</text:span> <text:span text:style-name="T3">= </text:span><text:span text:style-name="T15">breakfast</text:span><text:span text:style-name="T3"> → passed</text:span></text:p>
                </text:list-item>
                <text:list-item>
                  <text:p text:style-name="P44"><text:span text:style-name="T24">Not Contains </text:span><text:span text:style-name="T3">= </text:span><text:span text:style-name="T15">vegetarian</text:span><text:span text:style-name="T3"> → passed</text:span></text:p>
                </text:list-item>
                <text:list-item>
                  <text:p text:style-name="P44">Valid HTTP Status Codes<text:span text:style-name="T3"> = 200, 301, 302 → passed</text:span></text:p>
                </text:list-item>
                <text:list-item>
                  <text:p text:style-name="P44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2">JsonPath <text:span text:style-name="T24">Match</text:span> <text:span text:style-name="T3">= </text:span><text:span text:style-name="T15">ingredients</text:span><text:span text:style-name="T3"> → passed</text:span></text:p>
                </text:list-item>
              </text:list>
            </text:list-item>
          </text:list>
        </text:list-item>
      </text:list>
      <text:p text:style-name="P28"><text:span text:style-name="T5">Test </text:span><text:span text:style-name="T4">zaliczony, wszystkie asercje zakończone pozytywnie.</text:span></text:p>
      <text:list xml:id="list120439827424554" text:continue-numbering="true" text:style-name="L49">
        <text:list-item>
          <text:p text:style-name="P60">TwoIngredients+MealType </text:p>
          <text:list>
            <text:list-item>
              <text:p text:style-name="P25">Parametry: <text:span text:style-name="T14">i=</text:span><text:span text:style-name="T15">lamb,garlic</text:span><text:span text:style-name="T14">,q=</text:span><text:span text:style-name="T15">dinner</text:span></text:p>
            </text:list-item>
            <text:list-item>
              <text:p text:style-name="P25">Assercje: </text:p>
              <text:list>
                <text:list-item>
                  <text:p text:style-name="P25"><text:span text:style-name="T23">Contains</text:span> = <text:span text:style-name="T15">lamb</text:span><text:span text:style-name="T3"> → passed</text:span></text:p>
                </text:list-item>
                <text:list-item>
                  <text:p text:style-name="P49"><text:span text:style-name="T23">Contains</text:span> <text:span text:style-name="T3">= </text:span><text:span text:style-name="T15">butter</text:span><text:span text:style-name="T3"> → passed</text:span></text:p>
                </text:list-item>
                <text:list-item>
                  <text:p text:style-name="P49"><text:span text:style-name="T23">Contains</text:span><text:span text:style-name="T3"> = </text:span><text:span text:style-name="T15">dinner</text:span><text:span text:style-name="T3"> → passed</text:span></text:p>
                </text:list-item>
                <text:list-item>
                  <text:p text:style-name="P44">Valid HTTP Status Codes<text:span text:style-name="T3"> = 200, 301, 302 → passed</text:span></text:p>
                </text:list-item>
                <text:list-item>
                  <text:p text:style-name="P44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2">JsonPath <text:span text:style-name="T24">Match</text:span> <text:span text:style-name="T3">= </text:span><text:span text:style-name="T15">ingredients</text:span><text:span text:style-name="T3"> → passed</text:span></text:p>
                </text:list-item>
              </text:list>
            </text:list-item>
          </text:list>
        </text:list-item>
      </text:list>
      <text:p text:style-name="P28"><text:span text:style-name="T5">Test </text:span><text:span text:style-name="T4">zaliczony, wszystkie asercje zakończone pozytywnie.</text:span></text:p>
      <text:list xml:id="list120440507933570" text:continue-numbering="true" text:style-name="L49">
        <text:list-item>
          <text:p text:style-name="P60">OneIngredient+DishType </text:p>
          <text:list>
            <text:list-item>
              <text:p text:style-name="P25">Parametry: <text:span text:style-name="T14">i=</text:span><text:span text:style-name="T15">beef</text:span><text:span text:style-name="T14">,q=</text:span><text:span text:style-name="T15">burger</text:span></text:p>
            </text:list-item>
            <text:list-item>
              <text:p text:style-name="P25">Assercje: </text:p>
              <text:list>
                <text:list-item>
                  <text:p text:style-name="P25"><text:span text:style-name="T23">Contains</text:span> = <text:span text:style-name="T15">burger</text:span><text:span text:style-name="T3"> → passed</text:span></text:p>
                </text:list-item>
                <text:list-item>
                  <text:p text:style-name="P49"><text:span text:style-name="T24">Not Contains</text:span> <text:span text:style-name="T3">= </text:span><text:span text:style-name="T15">fish</text:span><text:span text:style-name="T3"> → passed</text:span></text:p>
                </text:list-item>
                <text:list-item>
                  <text:p text:style-name="P44">Valid HTTP Status Codes<text:span text:style-name="T3"> = 200, 301, 302 → passed</text:span></text:p>
                </text:list-item>
                <text:list-item>
                  <text:p text:style-name="P44"><text:soft-page-break/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2">JsonPath <text:span text:style-name="T24">Match</text:span> <text:span text:style-name="T3">= </text:span><text:span text:style-name="T15">ingredients</text:span><text:span text:style-name="T3"> → passed</text:span></text:p>
                </text:list-item>
              </text:list>
            </text:list-item>
          </text:list>
        </text:list-item>
      </text:list>
      <text:p text:style-name="P28"><text:span text:style-name="T5">Test </text:span><text:span text:style-name="T4">zaliczony, wszystkie asercje zakończone pozytywnie.</text:span></text:p>
      <text:list xml:id="list120439834482833" text:continue-numbering="true" text:style-name="L49">
        <text:list-item>
          <text:p text:style-name="P60">TwoIngredients+DishType </text:p>
          <text:list>
            <text:list-item>
              <text:p text:style-name="P25">Parametry: <text:span text:style-name="T14">i=</text:span><text:span text:style-name="T15">mayo,garlic</text:span><text:span text:style-name="T14">,q=</text:span><text:span text:style-name="T15">sauce</text:span></text:p>
            </text:list-item>
            <text:list-item>
              <text:p text:style-name="P25">Assercje: </text:p>
              <text:list>
                <text:list-item>
                  <text:p text:style-name="P25"><text:span text:style-name="T23">Contains</text:span> = <text:span text:style-name="T15">mayo</text:span><text:span text:style-name="T3"> → passed</text:span></text:p>
                </text:list-item>
                <text:list-item>
                  <text:p text:style-name="P49"><text:span text:style-name="T24">Contains</text:span> <text:span text:style-name="T3">= </text:span><text:span text:style-name="T15">garlic</text:span><text:span text:style-name="T3"> → passed</text:span></text:p>
                </text:list-item>
                <text:list-item>
                  <text:p text:style-name="P54">Contains <text:span text:style-name="T3">= sauce → passed</text:span></text:p>
                </text:list-item>
                <text:list-item>
                  <text:p text:style-name="P44">Valid HTTP Status Codes<text:span text:style-name="T3"> = 200, 301, 302 → passed</text:span></text:p>
                </text:list-item>
                <text:list-item>
                  <text:p text:style-name="P44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2">JsonPath <text:span text:style-name="T24">Match</text:span> <text:span text:style-name="T3">= </text:span><text:span text:style-name="T15">ingredients</text:span><text:span text:style-name="T3"> → passed</text:span></text:p>
                </text:list-item>
              </text:list>
            </text:list-item>
          </text:list>
        </text:list-item>
      </text:list>
      <text:p text:style-name="P28"><text:span text:style-name="T5">Test </text:span><text:span text:style-name="T4">zaliczony, wszystkie asercje zakończone pozytywnie.</text:span></text:p>
      <text:list xml:id="list120439567688196" text:continue-numbering="true" text:style-name="L49">
        <text:list-item>
          <text:p text:style-name="P60">Ingredient+Diet+Page </text:p>
          <text:list>
            <text:list-item>
              <text:p text:style-name="P26">Parametry: <text:span text:style-name="T14">i=</text:span><text:span text:style-name="T16">onions</text:span><text:span text:style-name="T15">,</text:span><text:span text:style-name="T14">q=</text:span><text:span text:style-name="T16">vegan,p=3</text:span></text:p>
            </text:list-item>
            <text:list-item>
              <text:p text:style-name="P26">Assercje: </text:p>
              <text:list>
                <text:list-item>
                  <text:p text:style-name="P26"><text:span text:style-name="T23">Contains</text:span> = <text:span text:style-name="T16">onions</text:span><text:span text:style-name="T3"> → passed</text:span></text:p>
                </text:list-item>
                <text:list-item>
                  <text:p text:style-name="P50"><text:span text:style-name="T24">Contains</text:span> <text:span text:style-name="T3">= </text:span><text:span text:style-name="T16">vegan</text:span><text:span text:style-name="T3"> → passed</text:span></text:p>
                </text:list-item>
                <text:list-item>
                  <text:p text:style-name="P45">Valid HTTP Status Codes<text:span text:style-name="T3"> = 200, 301, 302 → passed</text:span></text:p>
                </text:list-item>
                <text:list-item>
                  <text:p text:style-name="P45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3">JsonPath <text:span text:style-name="T25">Count</text:span> <text:span text:style-name="T3">= </text:span><text:span text:style-name="T16">10</text:span><text:span text:style-name="T3"> → passed</text:span></text:p>
                </text:list-item>
              </text:list>
            </text:list-item>
          </text:list>
        </text:list-item>
      </text:list>
      <text:p text:style-name="P29"><text:span text:style-name="T5">Test </text:span><text:span text:style-name="T4">zaliczony, wszystkie asercje zakończone pozytywnie.</text:span></text:p>
      <text:list xml:id="list120439745531496" text:continue-numbering="true" text:style-name="L49">
        <text:list-item>
          <text:p text:style-name="P60">Ingredient+Meal+Page </text:p>
          <text:list>
            <text:list-item>
              <text:p text:style-name="P26">Parametry: <text:span text:style-name="T14">i=</text:span><text:span text:style-name="T16">chicken</text:span><text:span text:style-name="T15">,</text:span><text:span text:style-name="T14">q=</text:span><text:span text:style-name="T16">supper,p=6</text:span></text:p>
            </text:list-item>
            <text:list-item>
              <text:p text:style-name="P26">Assercje: </text:p>
              <text:list>
                <text:list-item>
                  <text:p text:style-name="P26"><text:span text:style-name="T23">Contains</text:span> = <text:span text:style-name="T16">chicken</text:span><text:span text:style-name="T3"> → passed</text:span></text:p>
                </text:list-item>
                <text:list-item>
                  <text:p text:style-name="P55">Contains =<text:span text:style-name="T3"> supper → passed</text:span></text:p>
                </text:list-item>
                <text:list-item>
                  <text:p text:style-name="P45">Valid HTTP Status Codes<text:span text:style-name="T3"> = 200, 301, 302 → passed</text:span></text:p>
                </text:list-item>
                <text:list-item>
                  <text:p text:style-name="P45"><text:soft-page-break/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3">JsonPath <text:span text:style-name="T25">Count</text:span> <text:span text:style-name="T3">= </text:span><text:span text:style-name="T16">10</text:span><text:span text:style-name="T3"> → passed</text:span></text:p>
                </text:list-item>
              </text:list>
            </text:list-item>
          </text:list>
        </text:list-item>
      </text:list>
      <text:p text:style-name="P29"><text:span text:style-name="T5">Test </text:span><text:span text:style-name="T4">zaliczony, wszystkie asercje zakończone pozytywnie.</text:span></text:p>
      <text:list xml:id="list120440481698073" text:continue-numbering="true" text:style-name="L49">
        <text:list-item>
          <text:p text:style-name="P60">Ingredients+Dish+Page </text:p>
          <text:list>
            <text:list-item>
              <text:p text:style-name="P26">Parametry: <text:span text:style-name="T14">i=</text:span><text:span text:style-name="T16">bread,butter</text:span><text:span text:style-name="T15">,</text:span><text:span text:style-name="T14">q=</text:span><text:span text:style-name="T16">sandwich,p=2</text:span></text:p>
            </text:list-item>
            <text:list-item>
              <text:p text:style-name="P26">Assercje: </text:p>
              <text:list>
                <text:list-item>
                  <text:p text:style-name="P26"><text:span text:style-name="T23">Contains</text:span> = <text:span text:style-name="T16">sandwich</text:span><text:span text:style-name="T3"> → passed</text:span></text:p>
                </text:list-item>
                <text:list-item>
                  <text:p text:style-name="P55">Contains =<text:span text:style-name="T3"> bread → passed</text:span></text:p>
                </text:list-item>
                <text:list-item>
                  <text:p text:style-name="P45">Valid HTTP Status Codes<text:span text:style-name="T3"> = 200, 301, 302 → passed</text:span></text:p>
                </text:list-item>
                <text:list-item>
                  <text:p text:style-name="P45"><text:span text:style-name="T22">Response SLA</text:span><text:span text:style-name="T12"> = </text:span><text:span text:style-name="T14">5</text:span><text:span text:style-name="T12">00ms → passed</text:span></text:p>
                </text:list-item>
                <text:list-item>
                  <text:p text:style-name="P53">JsonPath <text:span text:style-name="T25">Count</text:span> <text:span text:style-name="T3">= </text:span><text:span text:style-name="T16">10</text:span><text:span text:style-name="T3"> → passed</text:span></text:p>
                </text:list-item>
              </text:list>
            </text:list-item>
          </text:list>
        </text:list-item>
      </text:list>
      <text:p text:style-name="P30"><text:span text:style-name="T5">Test </text:span><text:span text:style-name="T4">zaliczony, wszystkie asercje zakończone pozytywnie.</text:span></text:p>
      <text:p text:style-name="P30"><text:span text:style-name="T4"/></text:p>
      <text:p text:style-name="P2">Podsumowanie i wnioski:</text:p>
      <text:p text:style-name="P61">Wszystkie testy zostały zakończone z wynikiem pozytywnym. Została zwrócona prawidłowa ilość danych oraz prawidłowe wyniki jeśli chodzi o zawartość. Wszystkie statusy HTTP były poprawne, nie było tu również żadnych błędów. Niektóre pomiary prędkości odpowiedzi zwróciły pierwotnie nieprawidłowe (zawyżone) wyniki, jednak mogło to być spowodowane aktualną prędkością łącza (testowane w szczytowych godzinach używalności internetu). Po drugim teście wszystko przeszło już prawidłowo. </text:p>
      <text:p text:style-name="P61"/>
      <text:p text:style-name="P61">API zatem działa poprawnie, zwraca poprawne wyniki, nie powoduje błędów i nadaje się do używania w aplik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15:29.033000000</meta:creation-date>
    <dc:date>2019-05-24T12:04:37.691000000</dc:date>
    <meta:editing-duration>PT1H6M6S</meta:editing-duration>
    <meta:editing-cycles>14</meta:editing-cycles>
    <meta:generator>LibreOffice/5.4.3.2$Windows_X86_64 LibreOffice_project/92a7159f7e4af62137622921e809f8546db437e5</meta:generator>
    <meta:document-statistic meta:table-count="0" meta:image-count="0" meta:object-count="0" meta:page-count="11" meta:paragraph-count="286" meta:word-count="1695" meta:character-count="9753" meta:non-whitespace-character-count="8521"/>
  </office:meta>
</office:document-meta>
</file>